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  <style:style style:name="T3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3/01/2018 V0.8.24</text:p>
      <text:p text:style-name="P3">Ajout</text:p>
      <text:list xml:id="list7682439498462137079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Pikachu peut avoir surf :s (direct legacy)</text:p>
        </text:list-item>
        <text:list-item>
          <text:p text:style-name="P6"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8"><text:span text:style-name="T3">Bug Fix</text:span>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28787116" text:continue-numbering="true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28775565" text:continue-numbering="true" text:style-name="WWNum4">
        <text:list-item>
          <text:p text:style-name="P6"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28798732" text:continue-numbering="true" text:style-name="WWNum4">
        <text:list-header>
          <text:p text:style-name="P12">Bug Fix</text:p>
        </text:list-header>
        <text:list-item>
          <text:p text:style-name="P6"><text:soft-page-break/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28785815" text:continue-numbering="true" text:style-name="WWNum4">
        <text:list-item>
          <text:p text:style-name="P6">A propos : Petite modification</text:p>
          <text:p text:style-name="P12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28801424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28793800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28806124" text:continue-numbering="true" text:style-name="WWNum4">
        <text:list-item>
          <text:p text:style-name="P6"><text:soft-page-break/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28790937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28784376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<text:soft-page-break/>Ajout</text:p>
      <text:list xml:id="list28806045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28788630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28783204" text:continue-numbering="true" text:style-name="WWNum4">
        <text:list-item>
          <text:p text:style-name="P6">Amélioration des performances de tri dans Pokédex</text:p>
        </text:list-item>
        <text:list-item>
          <text:p text:style-name="P6"><text:soft-page-break/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28799111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28797547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28807171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9">La barre de chargement de l'updateur affiche correctement le pourcentage pendant le téléchargement des fichiers (notamment de pokemongo.exe)</text:p>
        </text:list-item>
        <text:list-item>
          <text:p text:style-name="P9">Correction de fautes d'orthographes dans sélectionner tout et désélectionner tout</text:p>
        </text:list-item>
        <text:list-item>
          <text:p text:style-name="P9">Texte dans <text:s/>« A propos » affiché avec le bon espacement entre les phrases</text:p>
        </text:list-item>
        <text:list-item>
          <text:p text:style-name="P9">Le tri par nom dans Pokédex classe correctement les Pokémon avec un accent sur leurs première lettre</text:p>
        </text:list-item>
        <text:list-item>
          <text:p text:style-name="P9">Correction d’artefact visuel quand on scroll dans Pokédex</text:p>
        </text:list-item>
        <text:list-item>
          <text:p text:style-name="P9">La fenêtre de l'application est centré quand on enlève agrandissement</text:p>
        </text:list-item>
      </text:list>
      <text:p text:style-name="P1">23/12/2017 V0.8.8</text:p>
      <text:p text:style-name="P3">Ajout</text:p>
      <text:list xml:id="list28775646" text:continue-numbering="true" text:style-name="WWNum4">
        <text:list-item>
          <text:p text:style-name="P6"><text:soft-page-break/>bonbon gen3 (20 dernier ajouté) + cadoizo</text:p>
        </text:list-item>
      </text:list>
      <text:p text:style-name="P1">23/12/2017 V0.8.7</text:p>
      <text:p text:style-name="P3">Ajout</text:p>
      <text:list xml:id="list28792607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28788961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28805434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28805574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28802062" text:continue-numbering="true" text:style-name="WWNum4">
        <text:list-item>
          <text:p text:style-name="P6"><text:soft-page-break/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28794720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28804381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28797502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28780422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28777126" text:continue-numbering="true" text:style-name="WWNum4">
        <text:list-item>
          <text:p text:style-name="P5"><text:soft-page-break/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28781961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28780678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8799822" text:continue-numbering="true" text:style-name="WWNum4">
        <text:list-item>
          <text:p text:style-name="P5">Version mac et linux</text:p>
        </text:list-item>
      </text:list>
      <text:p text:style-name="P1">Bug Fix</text:p>
      <text:list xml:id="list28777389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28775583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87987321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<text:soft-page-break/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3168973883409394627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8802487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28798673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28778332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8782753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<text:soft-page-break/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28788946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28786227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28802672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<text:soft-page-break/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28806670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28776928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28803929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8780877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8922347637136702791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<text:soft-page-break/>Ajout</text:p>
      <text:list xml:id="list28783815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28798219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28802079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28807038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8777214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8791123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28796617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28800058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<text:soft-page-break/>Bug fix</text:p>
      <text:list xml:id="list28785883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8786890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28789111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77</meta:editing-cycles>
    <meta:creation-date>2017-11-19T07:24:00</meta:creation-date>
    <dc:date>2018-01-23T08:59:53.83</dc:date>
    <meta:editing-duration>P8DT36M59S</meta:editing-duration>
    <meta:generator>OpenOffice/4.1.4$Win32 OpenOffice.org_project/414m5$Build-9788</meta:generator>
    <meta:document-statistic meta:table-count="0" meta:image-count="0" meta:object-count="0" meta:page-count="13" meta:paragraph-count="339" meta:word-count="2656" meta:character-count="14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